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0580000909C0000166F515F01A7.svg" manifest:media-type=""/>
  <manifest:file-entry manifest:full-path="Pictures/1000020100000577000000D93D4376E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3.17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467cm" svg:x="1.4cm" svg:y="0.8cm" presentation:class="title" presentation:user-transformed="true">
          <draw:text-box>
            <text:p>Algorithmique Avancée</text:p>
          </draw:text-box>
        </draw:frame>
        <draw:frame presentation:style-name="pr2" draw:layer="layout" svg:width="25.2cm" svg:height="12.179cm" svg:x="1.4cm" svg:y="5.066cm" presentation:class="subtitle">
          <draw:text-box>
            <text:p><text:span text:style-name="T1">Implantation de l'algorithme de compression grâce à l'Abre de Huffman Adaptatif</text:span></text:p>
            <text:p/>
            <text:p>Roberto Medina</text:p>
            <text:p/>
            <text:p>10 Décembre 2013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Caractéristiques du projet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rojet developpé en C++</text:p>
              </text:list-item>
              <text:list-item>
                <text:p>Différents modules qui ont différentes tâches</text:p>
                <text:list>
                  <text:list-item>
                    <text:p>Module Arbre : pour la gestion de l'Arbre de Huffman</text:p>
                  </text:list-item>
                  <text:list-item>
                    <text:p>Module Codage: pour l'écriture de bits sur les octets</text:p>
                  </text:list-item>
                  <text:list-item>
                    <text:p>Module Compression: qui fait la compression et la decompression sur les fichiers</text:p>
                  </text:list-item>
                  <text:list-item>
                    <text:p>Quelques tests de regressions qui ont été faits pour pouvoir suiv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3D4376E1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o Medina</meta:initial-creator>
    <meta:creation-date>2013-12-06T22:53:34.980101587</meta:creation-date>
    <dc:date>2013-12-06T23:06:17.045217537</dc:date>
    <dc:creator>Roberto Medina</dc:creator>
    <meta:editing-duration>PT6S</meta:editing-duration>
    <meta:editing-cycles>3</meta:editing-cycles>
    <meta:generator>LibreOffice/4.1.3.2$Linux_X86_64 LibreOffice_project/410m0$Build-2</meta:generator>
    <meta:document-statistic meta:object-count="41"/>
  </office:meta>
</office:document-meta>
</file>